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Gentium" svg:font-family="Gentium" style:font-pitch="variable"/>
    <style:font-face style:name="Latin Modern Math" svg:font-family="'Latin Modern Math'" style:font-pitch="variable"/>
    <style:font-face style:name="TeXGyrePagella" svg:font-family="TeXGyrePagella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" fo:font-size="12pt" fo:font-style="italic" style:text-underline-style="none" fo:font-weight="normal" officeooo:rsid="001f54b9" officeooo:paragraph-rsid="001f54b9" style:font-size-asian="10.5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2pt" fo:font-style="italic" style:text-underline-style="none" fo:font-weight="normal" officeooo:rsid="0028dc89" officeooo:paragraph-rsid="0028dc89" style:font-size-asian="10.5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2pt" fo:font-style="italic" style:text-underline-style="none" fo:font-weight="bold" officeooo:rsid="0028dc89" officeooo:paragraph-rsid="0028dc89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2pt" fo:font-style="italic" style:text-underline-style="solid" style:text-underline-width="auto" style:text-underline-color="font-color" fo:font-weight="normal" officeooo:rsid="0028dc89" officeooo:paragraph-rsid="0028dc89" style:font-size-asian="10.5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6pt" fo:font-style="normal" style:text-underline-style="solid" style:text-underline-width="auto" style:text-underline-color="font-color" fo:font-weight="bold" officeooo:rsid="001f54b9" officeooo:paragraph-rsid="001f54b9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6pt" fo:font-style="italic" style:text-underline-style="none" fo:font-weight="normal" officeooo:rsid="001f54b9" officeooo:paragraph-rsid="001f54b9" style:font-size-asian="16pt" style:font-style-asian="italic" style:font-weight-asian="normal" style:font-size-complex="16pt" style:font-style-complex="italic" style:font-weight-complex="normal"/>
    </style:style>
    <style:style style:name="T1" style:family="text">
      <style:text-properties fo:font-size="13pt" fo:font-style="normal" officeooo:rsid="002312d8" style:font-size-asian="11.3500003814697pt" style:font-style-asian="normal" style:font-size-complex="13pt" style:font-style-complex="normal"/>
    </style:style>
    <style:style style:name="T2" style:family="text">
      <style:text-properties fo:font-size="13pt" fo:font-style="normal" officeooo:rsid="0023a8f7" style:font-size-asian="11.3500003814697pt" style:font-style-asian="normal" style:font-size-complex="13pt" style:font-style-complex="normal"/>
    </style:style>
    <style:style style:name="T3" style:family="text">
      <style:text-properties fo:font-size="13pt" fo:font-style="normal" officeooo:rsid="0024ff5b" style:font-size-asian="11.3500003814697pt" style:font-style-asian="normal" style:font-size-complex="13pt" style:font-style-complex="normal"/>
    </style:style>
    <style:style style:name="T4" style:family="text">
      <style:text-properties fo:font-size="13pt" fo:font-style="normal" officeooo:rsid="00282f72" style:font-size-asian="11.3500003814697pt" style:font-style-asian="normal" style:font-size-complex="13pt" style:font-style-complex="normal"/>
    </style:style>
    <style:style style:name="T5" style:family="text">
      <style:text-properties fo:font-size="13pt" fo:language="fr" fo:country="FR" fo:font-style="normal" style:font-size-asian="11.3500003814697pt" style:font-style-asian="normal" style:font-size-complex="13pt" style:font-style-complex="normal"/>
    </style:style>
    <style:style style:name="T6" style:family="text">
      <style:text-properties fo:font-size="13pt" fo:language="fr" fo:country="FR" fo:font-style="normal" officeooo:rsid="0024ff5b" style:font-size-asian="11.3500003814697pt" style:font-style-asian="normal" style:font-size-complex="13pt" style:font-style-complex="normal"/>
    </style:style>
    <style:style style:name="T7" style:family="text">
      <style:text-properties fo:font-size="13pt" fo:language="fr" fo:country="FR" fo:font-style="normal" officeooo:rsid="002a7b11" style:font-size-asian="11.3500003814697pt" style:font-style-asian="normal" style:font-size-complex="13pt" style:font-style-complex="normal"/>
    </style:style>
    <style:style style:name="T8" style:family="text">
      <style:text-properties fo:font-size="13pt" fo:language="fr" fo:country="FR" fo:font-style="normal" officeooo:rsid="002c4a39" style:font-size-asian="11.3500003814697pt" style:font-style-asian="normal" style:font-size-complex="13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ocument de cadrage</text:p>
      <text:p text:style-name="P6">Julien Daval, Omid Ghorreshi</text:p>
      <text:p text:style-name="P6"/>
      <text:p text:style-name="P1"><text:tab/><text:span text:style-name="T1">L'objectif de ce projet est de développer un outil qui puisse permettre à un artiste ou à un infographiste de créer facilement un maillage </text:span><text:span text:style-name="T2">de base</text:span><text:span text:style-name="T1"> d'une forme 3D, qu'il pourra par la suite affiner. </text:span><text:span text:style-name="T3">Ce projet nous initie </text:span><text:span text:style-name="T4">également</text:span><text:span text:style-name="T3"> à la recherche et à apprendre à aller plus loin que ce que les articles scientifiques peuvent nous dire.</text:span></text:p>
      <text:p text:style-name="P1"/>
      <text:p text:style-name="P1"/>
      <text:p text:style-name="P3"><text:span text:style-name="T5">Liste des tâches</text:span></text:p>
      <text:p text:style-name="P2"><text:span text:style-name="T5"><text:tab/>Le </text:span><text:span text:style-name="T7">projet se décompose en deux principales parties : l'implémentation de l'algorithme permettant de générer le maillage et l'implémentation d'une interface graphique permettant à l'utilisateur d'int</text:span><text:span text:style-name="T8">e</text:span><text:span text:style-name="T7">ragir.</text:span><text:span text:style-name="T5"> </text:span></text:p>
      <text:p text:style-name="P4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Gentium" svg:font-family="Gentium" style:font-pitch="variable"/>
    <style:font-face style:name="Latin Modern Math" svg:font-family="'Latin Modern Math'" style:font-pitch="variable"/>
    <style:font-face style:name="TeXGyrePagella" svg:font-family="TeXGyrePagella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2T15:20:25.327487466</meta:creation-date>
    <meta:generator>LibreOffice/4.3.3.2$Linux_X86_64 LibreOffice_project/430m0$Build-2</meta:generator>
    <dc:date>2015-05-22T16:16:01.504605462</dc:date>
    <meta:editing-duration>PT55M30S</meta:editing-duration>
    <meta:editing-cycles>12</meta:editing-cycles>
    <meta:document-statistic meta:table-count="0" meta:image-count="0" meta:object-count="0" meta:page-count="1" meta:paragraph-count="5" meta:word-count="95" meta:character-count="605" meta:non-whitespace-character-count="512"/>
  </office:meta>
</office:document-meta>
</file>